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a81c4" officeooo:paragraph-rsid="000a81c4"/>
    </style:style>
    <style:style style:name="P2" style:family="paragraph" style:parent-style-name="Standard">
      <style:paragraph-properties fo:line-height="100%" fo:text-align="justify" style:justify-single-word="false">
        <style:tab-stops/>
      </style:paragraph-properties>
      <style:text-properties style:font-name="Arial" fo:font-size="11pt" officeooo:rsid="000a81c4" officeooo:paragraph-rsid="000a81c4" style:font-size-asian="11pt" style:font-size-complex="11pt"/>
    </style:style>
    <style:style style:name="P3" style:family="paragraph" style:parent-style-name="Standard">
      <style:paragraph-properties fo:line-height="100%" fo:text-align="justify" style:justify-single-word="false">
        <style:tab-stops/>
      </style:paragraph-properties>
      <style:text-properties style:font-name="Arial" fo:font-size="11pt" officeooo:paragraph-rsid="000a81c4" style:font-size-asian="11pt" style:font-size-complex="11pt"/>
    </style:style>
    <style:style style:name="P4" style:family="paragraph" style:parent-style-name="Standard">
      <style:paragraph-properties fo:text-align="center" style:justify-single-word="false"/>
      <style:text-properties fo:font-size="18pt" fo:font-weight="bold" officeooo:rsid="000a81c4" officeooo:paragraph-rsid="000a81c4" style:font-size-asian="18pt" style:font-weight-asian="bold" style:font-size-complex="18pt" style:font-weight-complex="bold"/>
    </style:style>
    <style:style style:name="P5" style:family="paragraph" style:parent-style-name="Style_20_de_20_dessin_20_par_20_défaut">
      <style:paragraph-properties fo:line-height="100%" fo:text-align="justify" style:justify-single-word="false">
        <style:tab-stops/>
      </style:paragraph-properties>
      <style:text-properties style:font-name="Arial" fo:font-size="11pt" officeooo:paragraph-rsid="000a81c4" style:font-size-asian="11pt" style:font-size-complex="11pt"/>
    </style:style>
    <style:style style:name="P6" style:family="paragraph" style:parent-style-name="Style_20_de_20_dessin_20_par_20_défaut">
      <style:paragraph-properties fo:line-height="100%" fo:text-align="justify" style:justify-single-word="false">
        <style:tab-stops/>
      </style:paragraph-properties>
      <style:text-properties style:font-name="Arial" fo:font-size="11pt" fo:font-weight="bold" officeooo:paragraph-rsid="000a81c4" style:font-size-asian="11pt" style:font-weight-asian="bold" style:font-size-complex="11pt"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rrection des exercices sur Descartes</text:p>
      <text:p text:style-name="P1"/>
      <text:p text:style-name="P1"/>
      <text:p text:style-name="P1"/>
      <text:p text:style-name="P1"/>
      <text:p text:style-name="P5">1. Pour trouver la vérité, la méthode de Descartes consiste à <text:span text:style-name="T1">refuser</text:span> de croire à tout ce qui est <text:span text:style-name="T1">douteux</text:span>. S’il reste quelque chose après cela, il s’agit d’une croyance absolument <text:span text:style-name="T1">vraie</text:span>.</text:p>
      <text:p text:style-name="P5">Cette méthode : le <text:span text:style-name="T1">« doute hyperbolique »</text:span></text:p>
      <text:p text:style-name="P3"/>
      <text:p text:style-name="P3"/>
      <text:p text:style-name="P6">2. Pourquoi peut-on dire que « nos sens nous trompent quelquefois » ? Donnez un exemple précis. Comment pourrait-on faire pour être sûr que nos sens ne nous trompent pas ?</text:p>
      <text:p text:style-name="P5"/>
      <text:p text:style-name="P5">Quand nous faisons l’expérience d’une illusion d’optique, nous sommes trompés par nos sens. Par exemple, quand nous plongeons un bâton dans l’eau, celui nous paraît courbé. Il est en réalité bien droit, mais il nous apparaît ainsi en raison du comportement des rayons de lumière quand ils changent de milieu.</text:p>
      <text:p text:style-name="P5">Pour être sûr que nos sens ne trompent pas, on pourrait s’aider d’un autre sens (par exemple, on parcourt le bâton de nos mains pour nous assurer qu’il est bien droit), mais cela implique que mon autre sens ne me trompe pas non plus. On pourrait par ailleurs demander à quelqu’un d’autre de confirmer ce qu’on a cru percevoir, mais comment être sûr qu’il n’est pas lui-même trompé ? Il semble donc impossible de parvenir à la moindre certitude.</text:p>
      <text:p text:style-name="P3"/>
      <text:p text:style-name="P3"/>
      <text:p text:style-name="P6">3. Pour quelle raison Descartes considère-t-il que toutes ses pensées sont douteuses ? Expliquez le raisonnement du texte avec vos propres mots.</text:p>
      <text:p text:style-name="P5"/>
      <text:p text:style-name="P5">Descartes considère que les pensée qu’il a en rêves lui paraissent sur le moment aussi vraies que celles qu’il a quand il est éveillé. A partir de là, comment puis-je savoir que je ne suis pas actuellement en train de rêver ? Il ne semble y avoir aucun critère décisif.</text:p>
      <text:p text:style-name="P5">Comme aucune certitude n’est possible, il faut appliquer la méthode de Descartes, et faire comme si toutes les pensées que j’ai cru avoir pendant mon état de veille étaient en réalité des illusions.</text:p>
      <text:p text:style-name="P3"/>
      <text:p text:style-name="P3"/>
      <text:p text:style-name="P6">4. La phrase « je pense, donc je suis » est le premier principe de la philosophie de Descartes. Mais qu’est-ce qu’un « principe » ? Pourquoi faut-il que le premier principe d’une philosophie soit absolument certain ?</text:p>
      <text:p text:style-name="P5"/>
      <text:p text:style-name="P5">Le « principe » d’une philosophie est une vérité première, à partir de laquelle on peut déduire toutes les autres vérités. Si toutes les autres vérités dépendent des principes, on peut comparer le principe aux fondations d’une maison : une maison ne peut être solide que si ses fondations le sont. C’est la même chose avec les principes : si les principes sont douteux, alors c’est l’ensemble de la philosophie cartésienne qui est douteuse.</text:p>
      <text:p text:style-name="P3"/>
      <text:p text:style-name="P2"><text:span text:style-name="T1">Synthèse : </text:span>Descartes se met à la recherche d’une vérité absolument certaine. Pour ce faire, il met au point une méthode rigoureuse, consistant à rejeter tout ce sur quoi il peut émettre le moindre doute. Descartes se rend compte qu’une seule vérité est absolument indubitable : « je pense, donc je suis » ; en effet, je ne peux pas douter du fait que j’existe sans me contredir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tyle_20_de_20_dessin_20_par_20_défaut" style:display-name="Style de dessin par défaut"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3T14:30:25.363000000</meta:creation-date>
    <dc:title>Page vierge</dc:title>
    <meta:generator>LibreOffice/7.0.3.1$Windows_X86_64 LibreOffice_project/d7547858d014d4cf69878db179d326fc3483e082</meta:generator>
    <meta:editing-duration>PT1M27S</meta:editing-duration>
    <meta:editing-cycles>2</meta:editing-cycles>
    <dc:date>2021-11-23T14:31:52.693000000</dc:date>
    <meta:document-statistic meta:table-count="0" meta:image-count="0" meta:object-count="0" meta:page-count="1" meta:paragraph-count="12" meta:word-count="490" meta:character-count="2834" meta:non-whitespace-character-count="2356"/>
    <meta:template xlink:type="simple" xlink:actuate="onRequest" xlink:title="Page vierge" xlink:href="../../../../../../AppData/Roaming/LibreOffice/4/user/template/Page%20vierge1.ott" meta:date="2021-11-23T14:30:24.895000000"/>
  </office:meta>
</office:document-meta>
</file>